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BMRS SYSTEM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607cm" svg:x="1.4cm" svg:y="0.787cm" presentation:class="title" presentation:user-transformed="true">
          <draw:text-box>
            <text:p>Personality Based Music Recommendation System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By:</text:p>
            <text:p text:style-name="P1">Abhishek Poudal(070BCT502)</text:p>
            <text:p text:style-name="P1">Brihat Ratna Bacharya(070BCT513)</text:p>
            <text:p text:style-name="P1">Miran Ghimire(070BCT521)</text:p>
            <text:p text:style-name="P1">Nabin Bhattarai(070BCT522)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ive of the projec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 text:style-name="P3">To determine:</text:p>
                <text:p text:style-name="P3">Can personality of the user be used for the recommendation of the music to user?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607cm" svg:x="1.4cm" svg:y="0.787cm" presentation:class="title" presentation:user-transformed="true">
          <draw:text-box>
            <text:p>Model for determination of personality of user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3">In order to determine the personality of the user, Big 5 personality traits was used as the model, which categorizes the person into:</text:p>
              </text:list-header>
              <text:list-item>
                <text:p text:style-name="P3">O</text:p>
              </text:list-item>
              <text:list-item>
                <text:p text:style-name="P3">C</text:p>
              </text:list-item>
              <text:list-item>
                <text:p text:style-name="P3">E</text:p>
              </text:list-item>
              <text:list-item>
                <text:p text:style-name="P3">A</text:p>
              </text:list-item>
              <text:list-item>
                <text:p text:style-name="P3">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607cm" svg:x="1.4cm" svg:y="0.787cm" presentation:class="title" presentation:user-transformed="true">
          <draw:text-box>
            <text:p>How personality traits of user was determined?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3">Personality traits of user was determined using NLP and classification algorithms via the status of the user obtained from facebook, steps of which are summarized as:</text:p>
              </text:list-header>
              <text:list-item>
                <text:p text:style-name="P3">Step1: Data set was obtained from <text:span text:style-name="T1">mypersonality.org</text:span></text:p>
              </text:list-item>
              <text:list-item>
                <text:p text:style-name="P3"><text:span text:style-name="T2">Step2: Perprocessing of dataset </text:span><text:span text:style-name="T2">obtained(stopwords removal, stemming)</text:span></text:p>
              </text:list-item>
              <text:list-item>
                <text:p text:style-name="P3"><text:span text:style-name="T2">Step3: Extraction of feature i.e creation of </text:span><text:span text:style-name="T2">feature vector</text:span></text:p>
              </text:list-item>
              <text:list-item>
                <text:p text:style-name="P3"><text:span text:style-name="T2">Step4: Use of classification algorithms to </text:span><text:span text:style-name="T2">classify personalit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presentation:style-name="pr1" draw:layer="layout" svg:width="25.199cm" svg:height="3.607cm" svg:x="1.4cm" svg:y="0.787cm" presentation:class="title" presentation:user-transformed="true">
          <draw:text-box>
            <text:p>Performance of classification algorithms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3">The classification algorithms for determining the personality used are:</text:p>
              </text:list-header>
              <text:list-item>
                <text:p text:style-name="P3">Naive Bayes</text:p>
              </text:list-item>
              <text:list-item>
                <text:p text:style-name="P3">Logistic Regression</text:p>
                <text:p text:style-name="P3">One of the major difficulties was the preprocessing, as the user in the facebook can use in their post which also had great impact on the accuracy of an algorithm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sic Recommendation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3">
              <text:list-header>
                <text:p text:style-name="P3">In order to recommend music to user, the following system were used:</text:p>
              </text:list-header>
              <text:list-item>
                <text:p text:style-name="P3">Combination of global baseline algorithm and collaborative filtering</text:p>
              </text:list-item>
              <text:list-item>
                <text:p text:style-name="P3">Matrix Factoriz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presentation:style-name="pr1" draw:layer="layout" svg:width="25.199cm" svg:height="3.607cm" svg:x="1.4cm" svg:y="0.787cm" presentation:class="title" presentation:user-transformed="true">
          <draw:text-box>
            <text:p>Global Baseline Algorithm for recommend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Collaborative Filtering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presentation:style-name="pr1" draw:layer="layout" svg:width="25.199cm" svg:height="3.607cm" svg:x="1.4cm" svg:y="0.787cm" presentation:class="title" presentation:user-transformed="true">
          <draw:text-box>
            <text:p>Impact of personality in recommendation engin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presentation:style-name="pr1" draw:layer="layout" svg:width="25.199cm" svg:height="3.607cm" svg:x="1.4cm" svg:y="0.787cm" presentation:class="title" presentation:user-transformed="true">
          <draw:text-box>
            <text:p>Comparison with matrix factoriz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Finding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 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3">
              <text:list-header>
                <text:p text:style-name="P1">Question?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Gargi-1.2b" style:font-family-complex="Gargi-1.2b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Gargi-1.2b" style:font-family-complex="Gargi-1.2b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8T06:28:51.265985024</meta:creation-date>
    <dc:date>2017-07-28T07:15:10.684363189</dc:date>
    <meta:editing-duration>PT35M21S</meta:editing-duration>
    <meta:editing-cycles>6</meta:editing-cycles>
    <meta:generator>LibreOffice/5.3.3.2$Linux_X86_64 LibreOffice_project/30m0$Build-2</meta:generator>
    <meta:document-statistic meta:object-count="73"/>
  </office:meta>
</office:document-meta>
</file>